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end="Arrow"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1.972cm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Arrow"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999cm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8pt" fo:font-style="normal" style:font-size-asian="8pt" style:font-style-asian="normal" style:font-size-complex="8pt" style:font-style-complex="normal"/>
    </style:style>
    <style:style style:name="P5" style:family="paragraph">
      <style:paragraph-properties fo:text-align="justify"/>
      <style:text-properties fo:font-size="14pt" style:font-size-asian="14pt" style:font-size-complex="14pt"/>
    </style:style>
    <style:style style:name="P6" style:family="paragraph">
      <style:paragraph-properties fo:text-align="justify"/>
      <style:text-properties fo:font-size="10pt" style:font-size-asian="10pt" style:font-size-complex="10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Times New Roman'" style:font-family-generic="roman" style:font-pitch="variable" fo:font-size="10pt" fo:language="en" fo:country="US" fo:font-style="italic" style:font-size-asian="8pt" style:language-asian="en" style:country-asian="US" style:font-style-asian="normal" style:font-size-complex="5.69999980926514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636cm" svg:height="1.538cm" svg:x="10.777cm" svg:y="1.128cm">
          <text:p text:style-name="P1"><text:span text:style-name="T1">TB Shared</text:span></text:p>
          <text:p text:style-name="P1"><text:span text:style-name="T1">memory</text:span></text:p>
          <text:p text:style-name="P1"><text:span text:style-name="T1">(global_var.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controls" svg:width="5.589cm" svg:height="3.444cm" svg:x="23.888cm" svg:y="3.333cm">
          <text:p text:style-name="P1"><text:span text:style-name="T2">hdl</text:span></text:p>
          <text:p text:style-name="P1"><text:span text:style-name="T2">envorinment</text:span></text:p>
          <text:p text:style-name="P1"><text:span text:style-name="T2">work</text:span></text:p>
          <text:p text:style-name="P1"><text:span text:style-name="T2">(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controls" svg:width="3.778cm" svg:height="3.333cm" svg:x="0.777cm" svg:y="4.222cm">
          <text:p text:style-name="P1">Control</text:p>
          <text:p text:style-name="P1">Application</text:p>
          <text:p text:style-name="P1">(cli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controls" svg:width="2.968cm" svg:height="6.555cm" svg:x="19.92cm" svg:y="4.111cm">
          <text:p text:style-name="P1">vs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controls" svg:x1="10.777cm" svg:y1="9.888cm" svg:x2="11.444cm" svg:y2="8.228cm">
          <text:p/>
        </draw:line>
        <draw:line draw:style-name="gr5" draw:text-style-name="P1" draw:layer="controls" svg:x1="7.888cm" svg:y1="11cm" svg:x2="5.332cm" svg:y2="10.444cm">
          <text:p/>
        </draw:line>
        <draw:line draw:style-name="gr6" draw:text-style-name="P1" draw:layer="controls" svg:x1="27.221cm" svg:y1="22.666cm" svg:x2="12.888cm" svg:y2="22.777cm">
          <text:p/>
        </draw:line>
        <draw:line draw:style-name="gr5" draw:text-style-name="P1" draw:layer="controls" svg:x1="19.92cm" svg:y1="7.222cm" svg:x2="11.888cm" svg:y2="10.777cm">
          <text:p/>
        </draw:line>
        <draw:frame draw:style-name="gr7" draw:text-style-name="P3" draw:layer="controls" svg:width="5.333cm" svg:height="2.222cm" svg:x="15.666cm" svg:y="4.222cm">
          <draw:text-box>
            <text:p text:style-name="P3">FLI</text:p>
          </draw:text-box>
        </draw:frame>
        <draw:custom-shape draw:style-name="gr8" draw:text-style-name="P1" draw:layer="controls" svg:width="3.168cm" svg:height="2.555cm" svg:x="5.777cm" svg:y="4.666cm">
          <text:p text:style-name="P1">testbench</text:p>
          <text:p text:style-name="P1">Server</text:p>
          <text:p text:style-name="P1">th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controls" svg:width="3.334cm" svg:height="2.222cm" svg:x="15.777cm" svg:y="12.222cm">
          <text:p text:style-name="P1">Foreign</text:p>
          <text:p text:style-name="P1">Architec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controls" svg:width="7.111cm" svg:height="1.029cm" svg:x="2.333cm" svg:y="16.111cm">
          <draw:text-box>
            <text:p><text:span text:style-name="T3">Copyright 2012, 2013 Andre Pool, Licensed under the Apache License <text:s/>Version 2.0</text:span></text:p>
          </draw:text-box>
        </draw:frame>
        <draw:custom-shape draw:style-name="gr11" draw:text-style-name="P2" draw:layer="controls" svg:width="3.777cm" svg:height="1.889cm" svg:x="1.555cm" svg:y="9.666cm">
          <text:p text:style-name="P1"><text:span text:style-name="T4">Housekeeping</text:span></text:p>
          <text:p text:style-name="P1"><text:span text:style-name="T4">(qu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controls" svg:width="3.777cm" svg:height="1.889cm" svg:x="20.778cm" svg:y="11.999cm">
          <text:p text:style-name="P1"><text:span text:style-name="T4">Linux</text:span></text:p>
          <text:p text:style-name="P1"><text:span text:style-name="T4">Sh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controls" svg:width="3.777cm" svg:height="1.889cm" svg:x="8.111cm" svg:y="9.888cm">
          <text:p text:style-name="P1"><text:span text:style-name="T4">testbench_init</text:span></text:p>
          <text:p text:style-name="P1"><text:span text:style-name="T4">(startu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controls" svg:width="4.667cm" svg:height="1.361cm" svg:x="6.444cm" svg:y="7.05cm">
          <draw:text-box>
            <text:p text:style-name="P3"><text:span text:style-name="T4"/></text:p>
            <text:p text:style-name="P3"><text:span text:style-name="T4"/></text:p>
          </draw:text-box>
        </draw:frame>
        <draw:line draw:style-name="gr14" draw:text-style-name="P1" draw:layer="controls" svg:x1="24.111cm" svg:y1="6cm" svg:x2="22.777cm" svg:y2="6cm">
          <text:p/>
        </draw:line>
        <draw:line draw:style-name="gr14" draw:text-style-name="P1" draw:layer="controls" svg:x1="11.444cm" svg:y1="2.667cm" svg:x2="8.111cm" svg:y2="4.444cm">
          <text:p/>
        </draw:line>
        <draw:line draw:style-name="gr14" draw:text-style-name="P1" draw:layer="controls" svg:x1="12.222cm" svg:y1="2.666cm" svg:x2="12cm" svg:y2="5.222cm">
          <text:p/>
        </draw:line>
        <draw:custom-shape draw:style-name="gr15" draw:text-style-name="P2" draw:layer="controls" svg:width="4.111cm" svg:height="3.006cm" svg:x="9.666cm" svg:y="5.222cm">
          <text:p text:style-name="P1"><text:span text:style-name="T4">data analyzer</text:span></text:p>
          <text:p text:style-name="P1"><text:span text:style-name="T4">&amp;</text:span></text:p>
          <text:p text:style-name="P1"><text:span text:style-name="T4">stimuli generator</text:span></text:p>
          <text:p text:style-name="P1"><text:span text:style-name="T4">= testbench</text:span></text:p>
          <text:p text:style-name="P1"><text:span text:style-name="T4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444cm" svg:height="0.963cm" svg:x="6.333cm" svg:y="8.37cm">
          <draw:text-box>
            <text:p text:style-name="P3"><text:span text:style-name="T5">create thread</text:span></text:p>
          </draw:text-box>
        </draw:frame>
        <draw:line draw:style-name="gr5" draw:text-style-name="P3" draw:layer="layout" svg:x1="24.555cm" svg:y1="12.888cm" svg:x2="26.555cm" svg:y2="11.222cm">
          <text:p/>
        </draw:line>
        <draw:line draw:style-name="gr14" draw:text-style-name="P1" draw:layer="layout" svg:x1="13.777cm" svg:y1="6cm" svg:x2="19.777cm" svg:y2="5cm">
          <text:p/>
        </draw:line>
        <draw:custom-shape draw:style-name="gr4" draw:text-style-name="P1" draw:layer="layout" svg:width="5.145cm" svg:height="1.445cm" svg:x="24.555cm" svg:y="9.777cm">
          <text:p text:style-name="P1">vc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22.555cm" svg:y1="11.999cm" svg:x2="21.888cm" svg:y2="10.666cm">
          <text:p/>
        </draw:line>
        <draw:line draw:style-name="gr14" draw:text-style-name="P1" draw:layer="layout" svg:x1="4.555cm" svg:y1="5.555cm" svg:x2="5.777cm" svg:y2="5.888cm">
          <text:p/>
        </draw:line>
        <draw:line draw:style-name="gr5" draw:text-style-name="P3" draw:layer="layout" svg:x1="26.555cm" svg:y1="9.555cm" svg:x2="25.666cm" svg:y2="6.666cm">
          <text:p/>
        </draw:line>
        <draw:custom-shape draw:style-name="gr2" draw:text-style-name="P2" draw:layer="layout" svg:width="2.801cm" svg:height="3.444cm" svg:x="25cm" svg:y="13.556cm">
          <text:p text:style-name="P1"><text:span text:style-name="T2">DUT</text:span></text:p>
          <text:p text:style-name="P1"><text:span text:style-name="T2">+</text:span></text:p>
          <text:p text:style-name="P1"><text:span text:style-name="T2">clock</text:span></text:p>
          <text:p text:style-name="P1"><text:span text:style-name="T1">VHDL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26.666cm" svg:y1="13.556cm" svg:x2="26.666cm" svg:y2="11.333cm">
          <text:p/>
        </draw:line>
        <draw:line draw:style-name="gr14" draw:text-style-name="P1" draw:layer="layout" svg:x1="17.777cm" svg:y1="12.222cm" svg:x2="20.111cm" svg:y2="10.555cm">
          <text:p/>
        </draw:line>
        <draw:line draw:style-name="gr14" draw:text-style-name="P1" draw:layer="layout" svg:x1="17.888cm" svg:y1="14.443cm" svg:x2="11.777cm" svg:y2="17.777cm">
          <text:p/>
        </draw:line>
        <draw:line draw:style-name="gr5" draw:text-style-name="P3" draw:layer="layout" svg:x1="14.665cm" svg:y1="15.555cm" svg:x2="17.331cm" svg:y2="14.555cm">
          <text:p/>
        </draw:line>
        <draw:frame draw:style-name="gr10" draw:text-style-name="P6" draw:layer="layout" svg:width="3.444cm" svg:height="0.963cm" svg:x="14.333cm" svg:y="10.407cm">
          <draw:text-box>
            <text:p text:style-name="P3"><text:span text:style-name="T5">execute fa init</text:span></text:p>
          </draw:text-box>
        </draw:frame>
        <draw:frame draw:style-name="gr10" draw:text-style-name="P6" draw:layer="layout" svg:width="3.444cm" svg:height="0.963cm" svg:x="9.111cm" svg:y="8.777cm">
          <draw:text-box>
            <text:p text:style-name="P3"><text:span text:style-name="T5">create process</text:span></text:p>
          </draw:text-box>
        </draw:frame>
        <draw:frame draw:style-name="gr7" draw:text-style-name="P3" draw:layer="layout" svg:width="5.333cm" svg:height="2.222cm" svg:x="18.444cm" svg:y="10.778cm">
          <draw:text-box>
            <text:p text:style-name="P3">FLI</text:p>
          </draw:text-box>
        </draw:frame>
        <draw:line draw:style-name="gr5" draw:text-style-name="P1" draw:layer="layout" svg:x1="9.223cm" svg:y1="9.889cm" svg:x2="7.556cm" svg:y2="7.222cm">
          <text:p/>
        </draw:line>
        <draw:line draw:style-name="gr14" draw:text-style-name="P1" draw:layer="layout" svg:x1="11.777cm" svg:y1="2.777cm" svg:x2="5.332cm" svg:y2="9.666cm">
          <text:p/>
        </draw:line>
        <draw:line draw:style-name="gr14" draw:text-style-name="P1" draw:layer="layout" svg:x1="2.888cm" svg:y1="7.555cm" svg:x2="6.222cm" svg:y2="13cm">
          <text:p/>
        </draw:line>
        <draw:custom-shape draw:style-name="gr11" draw:text-style-name="P1" draw:layer="layout" svg:width="3.777cm" svg:height="1.889cm" svg:x="10.888cm" svg:y="14.222cm">
          <text:p text:style-name="P1"><text:span text:style-name="T4">fa_init</text:span></text:p>
          <text:p text:style-name="P1"><text:span text:style-name="T4">(startu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9.666cm" svg:y1="8.111cm" svg:x2="12.222cm" svg:y2="14.222cm">
          <text:p/>
        </draw:line>
        <draw:frame draw:style-name="gr10" draw:text-style-name="P6" draw:layer="layout" svg:width="4.667cm" svg:height="0.963cm" svg:x="13.666cm" svg:y="8.333cm">
          <draw:text-box>
            <text:p text:style-name="P3"><text:span text:style-name="T5">execute testbench init</text:span></text:p>
          </draw:text-box>
        </draw:frame>
        <draw:frame draw:style-name="gr10" draw:text-style-name="P6" draw:layer="layout" svg:width="3.444cm" svg:height="0.963cm" svg:x="6.111cm" svg:y="10.222cm">
          <draw:text-box>
            <text:p text:style-name="P3"><text:span text:style-name="T5">start thread</text:span></text:p>
          </draw:text-box>
        </draw:frame>
        <draw:line draw:style-name="gr5" draw:text-style-name="P3" draw:layer="layout" svg:x1="10.666cm" svg:y1="14.888cm" svg:x2="8.777cm" svg:y2="13.777cm">
          <text:p/>
        </draw:line>
        <draw:frame draw:style-name="gr10" draw:text-style-name="P6" draw:layer="layout" svg:width="3.444cm" svg:height="0.963cm" svg:x="14.778cm" svg:y="14.592cm">
          <draw:text-box>
            <text:p text:style-name="P3"><text:span text:style-name="T5">create process</text:span></text:p>
          </draw:text-box>
        </draw:frame>
        <draw:frame draw:style-name="gr10" draw:text-style-name="P6" draw:layer="layout" svg:width="3.444cm" svg:height="0.963cm" svg:x="7.888cm" svg:y="15.888cm">
          <draw:text-box>
            <text:p text:style-name="P3"><text:span text:style-name="T5">create thread</text:span></text:p>
          </draw:text-box>
        </draw:frame>
        <draw:frame draw:style-name="gr16" draw:layer="layout" svg:width="3.139cm" svg:height="0.962cm" svg:x="4.333cm" svg:y="2.444cm">
          <draw:text-box>
            <text:p>DRAFT !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 </meta:initial-creator>
    <meta:creation-date>2012-12-04T19:49:12</meta:creation-date>
    <dc:date>2013-01-06T22:45:09</dc:date>
    <dc:creator>andre </dc:creator>
    <meta:editing-duration>PT77H45M22S</meta:editing-duration>
    <meta:editing-cycles>43</meta:editing-cycles>
    <meta:generator>OpenOffice.org/3.2$Linux OpenOffice.org_project/320m19$Build-9505</meta:generator>
    <meta:document-statistic meta:object-count="46"/>
  </office:meta>
</office:document-meta>
</file>